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a1" style:family="table">
      <style:table-properties style:width="15.002cm" table:align="margins" style:may-break-between-rows="false"/>
    </style:style>
    <style:style style:name="Tabela1.A" style:family="table-column">
      <style:table-column-properties style:column-width="1.803cm" style:rel-column-width="7874*"/>
    </style:style>
    <style:style style:name="Tabela1.B" style:family="table-column">
      <style:table-column-properties style:column-width="2.895cm" style:rel-column-width="12644*"/>
    </style:style>
    <style:style style:name="Tabela1.C" style:family="table-column">
      <style:table-column-properties style:column-width="2.595cm" style:rel-column-width="11334*"/>
    </style:style>
    <style:style style:name="Tabela1.D" style:family="table-column">
      <style:table-column-properties style:column-width="2.713cm" style:rel-column-width="11851*"/>
    </style:style>
    <style:style style:name="Tabela1.E" style:family="table-column">
      <style:table-column-properties style:column-width="2.298cm" style:rel-column-width="10040*"/>
    </style:style>
    <style:style style:name="Tabela1.F" style:family="table-column">
      <style:table-column-properties style:column-width="2.699cm" style:rel-column-width="11792*"/>
    </style:style>
    <style:style style:name="Tabela1.A1" style:family="table-cell">
      <style:table-cell-properties style:vertical-align="middle" fo:padding="0.097cm" fo:border-left="0.05pt solid #000000" fo:border-right="none" fo:border-top="0.05pt solid #000000" fo:border-bottom="none"/>
    </style:style>
    <style:style style:name="Tabela1.B1" style:family="table-cell">
      <style:table-cell-properties style:vertical-align="middle" fo:padding="0.097cm" fo:border-left="0.05pt solid #000000" fo:border-right="none" fo:border-top="0.05pt solid #000000" fo:border-bottom="0.05pt solid #000000"/>
    </style:style>
    <style:style style:name="Tabela1.F1" style:family="table-cell">
      <style:table-cell-properties style:vertical-align="middle" fo:padding="0.097cm" fo:border="0.05pt solid #000000"/>
    </style:style>
    <style:style style:name="Tabela1.B2" style:family="table-cell">
      <style:table-cell-properties style:vertical-align="middle" fo:padding="0.097cm" fo:border-left="0.05pt solid #000000" fo:border-right="none" fo:border-top="none" fo:border-bottom="0.05pt solid #000000"/>
    </style:style>
    <style:style style:name="Tabela1.F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1cm" style:auto-text-indent="false"/>
    </style:style>
    <style:style style:name="P2" style:family="paragraph" style:parent-style-name="Text_20_body">
      <style:paragraph-properties fo:margin-left="0cm" fo:margin-right="0cm" fo:line-height="125%" fo:text-indent="1cm" style:auto-text-indent="false"/>
    </style:style>
    <style:style style:name="P3" style:family="paragraph" style:parent-style-name="Text_20_body">
      <style:paragraph-properties fo:margin-left="0cm" fo:margin-right="0cm" fo:margin-top="0.353cm" fo:margin-bottom="0.212cm" loext:contextual-spacing="false" fo:line-height="115%" fo:text-indent="1cm" style:auto-text-indent="false"/>
    </style:style>
    <style:style style:name="P4" style:family="paragraph" style:parent-style-name="Standard">
      <style:paragraph-properties fo:margin-left="0cm" fo:margin-right="0cm" fo:margin-top="0.353cm" fo:margin-bottom="0.212cm" loext:contextual-spacing="false" fo:line-height="125%" fo:text-indent="1cm" style:auto-text-indent="false"/>
    </style:style>
    <style:style style:name="P5" style:family="paragraph" style:parent-style-name="Standard">
      <style:paragraph-properties fo:margin-left="0cm" fo:margin-right="0cm" fo:text-indent="1cm" style:auto-text-indent="false"/>
    </style:style>
    <style:style style:name="P6" style:family="paragraph" style:parent-style-name="Text_20_body">
      <style:paragraph-properties fo:margin-left="0cm" fo:margin-right="0cm" fo:margin-top="0.349cm" fo:margin-bottom="0.21cm" loext:contextual-spacing="false" fo:line-height="125%" fo:text-indent="1cm" style:auto-text-indent="false">
        <style:tab-stops>
          <style:tab-stop style:position="0cm"/>
        </style:tab-stops>
      </style:paragraph-properties>
    </style:style>
    <style:style style:name="P7" style:family="paragraph" style:parent-style-name="Text_20_body" style:master-page-name="">
      <loext:graphic-properties draw:fill="none"/>
      <style:paragraph-properties fo:margin-left="0cm" fo:margin-right="0cm" fo:margin-top="0cm" fo:margin-bottom="0.247cm" loext:contextual-spacing="false" fo:line-height="125%" fo:text-align="justify" style:justify-single-word="false" fo:hyphenation-ladder-count="no-limit" fo:text-indent="1cm" style:auto-text-indent="false" style:page-number="auto" fo:background-color="transparent" style:snap-to-layout-grid="false"/>
      <style:text-properties fo:hyphenate="false"/>
    </style:style>
    <style:style style:name="P8" style:family="paragraph" style:parent-style-name="Text_20_body">
      <style:paragraph-properties fo:line-height="115%"/>
    </style:style>
    <style:style style:name="P9" style:family="paragraph" style:parent-style-name="Table_20_Contents">
      <style:paragraph-properties fo:text-align="center" style:justify-single-word="false"/>
      <style:text-properties fo:font-size="10pt" officeooo:rsid="002297d0" officeooo:paragraph-rsid="002297d0" style:font-size-asian="10pt" style:font-size-complex="10pt"/>
    </style:style>
    <style:style style:name="P10" style:family="paragraph" style:parent-style-name="Table_20_Contents">
      <style:paragraph-properties fo:text-align="center" style:justify-single-word="false"/>
      <style:text-properties fo:font-size="10pt" officeooo:rsid="0023689a" officeooo:paragraph-rsid="0023689a" style:font-size-asian="10pt" style:font-size-complex="10pt"/>
    </style:style>
    <style:style style:name="P11" style:family="paragraph" style:parent-style-name="Table_20_Contents">
      <style:paragraph-properties fo:text-align="center" style:justify-single-word="false"/>
      <style:text-properties fo:font-size="10pt" officeooo:rsid="0027ef8b" officeooo:paragraph-rsid="0027ef8b" style:font-size-asian="10pt" style:font-size-complex="10pt"/>
    </style:style>
    <style:style style:name="P12" style:family="paragraph" style:parent-style-name="Table_20_Contents">
      <style:paragraph-properties fo:text-align="center" style:justify-single-word="false"/>
      <style:text-properties fo:font-size="10pt" officeooo:rsid="002871e6" officeooo:paragraph-rsid="002871e6" style:font-size-asian="10pt" style:font-size-complex="10pt"/>
    </style:style>
    <style:style style:name="P13" style:family="paragraph" style:parent-style-name="Table_20_Contents">
      <style:paragraph-properties fo:text-align="center" style:justify-single-word="false"/>
      <style:text-properties fo:font-size="10pt" officeooo:rsid="002a10fb" officeooo:paragraph-rsid="002a10fb" style:font-size-asian="10pt" style:font-size-complex="10pt"/>
    </style:style>
    <style:style style:name="P14" style:family="paragraph" style:parent-style-name="Table_20_Contents">
      <style:paragraph-properties fo:text-align="center" style:justify-single-word="false"/>
      <style:text-properties fo:font-size="10pt" fo:font-weight="bold" officeooo:rsid="002297d0" officeooo:paragraph-rsid="002297d0" style:font-size-asian="10pt" style:font-weight-asian="bold" style:font-size-complex="10pt" style:font-weight-complex="bold"/>
    </style:style>
    <style:style style:name="P15" style:family="paragraph" style:parent-style-name="Table_20_Heading">
      <style:paragraph-properties fo:text-align="center" style:justify-single-word="false"/>
      <style:text-properties fo:font-size="10pt" style:font-size-asian="10pt" style:font-size-complex="10pt"/>
    </style:style>
    <style:style style:name="P16" style:family="paragraph" style:parent-style-name="Table_20_Heading">
      <style:paragraph-properties fo:text-align="center" style:justify-single-word="false"/>
      <style:text-properties fo:font-size="10pt" officeooo:rsid="002297d0" officeooo:paragraph-rsid="002297d0" style:font-size-asian="10pt" style:font-size-complex="10pt"/>
    </style:style>
    <style:style style:name="P17" style:family="paragraph" style:parent-style-name="Table_20_Heading">
      <style:paragraph-properties fo:text-align="center" style:justify-single-word="false"/>
      <style:text-properties fo:font-size="10pt" officeooo:rsid="0027ef8b" officeooo:paragraph-rsid="0027ef8b" style:font-size-asian="10pt" style:font-size-complex="10pt"/>
    </style:style>
    <style:style style:name="P18" style:family="paragraph" style:parent-style-name="Heading_20_1">
      <style:paragraph-properties>
        <style:tab-stops>
          <style:tab-stop style:position="0.691cm"/>
          <style:tab-stop style:position="0.794cm"/>
        </style:tab-stops>
      </style:paragraph-properties>
    </style:style>
    <style:style style:name="P19" style:family="paragraph" style:parent-style-name="Heading_20_1">
      <style:paragraph-properties fo:break-before="page"/>
    </style:style>
    <style:style style:name="P20" style:family="paragraph" style:parent-style-name="Heading_20_2">
      <style:paragraph-properties fo:line-height="150%"/>
    </style:style>
    <style:style style:name="P21" style:family="paragraph" style:parent-style-name="Text_20_body" style:list-style-name="L1">
      <style:paragraph-properties fo:line-height="115%"/>
    </style:style>
    <style:style style:name="P22" style:family="paragraph" style:parent-style-name="Text_20_body">
      <style:paragraph-properties>
        <style:tab-stops>
          <style:tab-stop style:position="0.794cm"/>
        </style:tab-stops>
      </style:paragraph-properties>
    </style:style>
    <style:style style:name="P23"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hyphenation-ladder-count="no-limit" fo:text-indent="1cm" style:auto-text-indent="false" style:page-number="auto" fo:background-color="transparent" style:snap-to-layout-grid="false"/>
      <style:text-properties fo:hyphenate="false"/>
    </style:style>
    <style:style style:name="P24" style:family="paragraph" style:parent-style-name="Text_20_body">
      <loext:graphic-properties draw:fill="none"/>
      <style:paragraph-properties fo:margin-left="0cm" fo:margin-right="0cm" fo:margin-top="0cm" fo:margin-bottom="0.247cm" loext:contextual-spacing="false" fo:line-height="120%" fo:text-align="justify" style:justify-single-word="false" fo:hyphenation-ladder-count="no-limit" fo:text-indent="1cm" style:auto-text-indent="false" fo:background-color="transparent" style:snap-to-layout-grid="false"/>
      <style:text-properties fo:hyphenate="false"/>
    </style:style>
    <style:style style:name="P25" style:family="paragraph" style:parent-style-name="Drawing">
      <style:text-properties officeooo:paragraph-rsid="002ddb1a"/>
    </style:style>
    <style:style style:name="P26" style:family="paragraph" style:parent-style-name="Drawing">
      <style:paragraph-properties fo:break-before="page"/>
      <style:text-properties officeooo:paragraph-rsid="002ddb1a"/>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385374" style:font-style-asian="italic" style:font-style-complex="italic"/>
    </style:style>
    <style:style style:name="T7" style:family="text">
      <style:text-properties fo:font-style="italic" officeooo:rsid="003dbff1" style:font-style-asian="italic" style:font-style-complex="italic"/>
    </style:style>
    <style:style style:name="T8" style:family="text">
      <style:text-properties fo:font-weight="bold" style:font-weight-asian="bold" style:font-weight-complex="bold"/>
    </style:style>
    <style:style style:name="T9" style:family="text">
      <style:text-properties officeooo:rsid="00289b72"/>
    </style:style>
    <style:style style:name="T10" style:family="text">
      <style:text-properties officeooo:rsid="002afdef"/>
    </style:style>
    <style:style style:name="T11" style:family="text">
      <style:text-properties officeooo:rsid="002d711f"/>
    </style:style>
    <style:style style:name="T12" style:family="text">
      <style:text-properties officeooo:rsid="00385374"/>
    </style:style>
    <style:style style:name="T13" style:family="text">
      <style:text-properties fo:font-style="normal" officeooo:rsid="0039e839" style:font-style-asian="normal" style:font-style-complex="normal"/>
    </style:style>
    <style:style style:name="T14" style:family="text">
      <style:text-properties fo:font-style="normal" officeooo:rsid="003dbff1" style:font-style-asian="normal" style:font-style-complex="normal"/>
    </style:style>
    <style:style style:name="T15" style:family="text">
      <style:text-properties fo:font-style="normal" officeooo:rsid="003e8c58" style:font-style-asian="normal" style:font-style-complex="normal"/>
    </style:style>
    <style:style style:name="T16" style:family="text">
      <style:text-properties fo:font-style="normal" officeooo:rsid="004041aa" style:font-style-asian="normal" style:font-style-complex="normal"/>
    </style:style>
    <style:style style:name="T17" style:family="text">
      <style:text-properties fo:font-style="normal" officeooo:rsid="00416c44" style:font-style-asian="normal" style:font-style-complex="normal"/>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Wstęp</text:h>
      <text:p text:style-name="Text_20_body"/>
      <text:p text:style-name="P1">Informacja, jedna z najbardziej pożądanych rzeczy w współczesnego świata. Jednak wyrwana z kontekstu bądź też przedstawiona w nieodpowiedniej formie staje się w wielu przypadkach niezrozumiana bądź też całkowicie zignorowana. Forma jej przedstawiania na przestrzeni ostatnich lat uległa drastycznym przemianą, począwszy od drukowanych planszy a skończywszy na popularnej w obecnych czasach <text:span text:style-name="Domyślna_20_czcionka_20_akapitu"><text:span text:style-name="T2">prezentacji multimedialnej.</text:span></text:span> Jednak sama prezentacja to nie wszystko. W celu zainteresowania słuchacza przedstawianymi zagadnieniami konieczna staje się interakcja między prelegentem a słuchaczami. W wielu sytuacjach interakcja taka niesie za sobą konieczność mobilności prelegenta – co w przypadku prezentacji multimedialnej wiąże się z często występującym problemem komunikacji projektora z przenośnym komputerem, zarówno na poziomie oprogramowania jak i sprzętu. Z problemem tym boryka się wiele instytucji – czego dobrym przykładem są kongresy, sympozja czy też bardziej prozaiczne wydarzenia jak wykłady – gdzie nieraz nie lada wyzwaniem staje się bezproblemowe uruchomienie prezentacji, nie wspominając o jej bezprzewodowym sterowaniu. Jedno z rozwiązań tego problemu niesie za sobą konieczność opracowania odpowiedniego mostu, łączącego użytkownika z urządzeniami zdolnym do prezentacji dokumentów w dowolnym cyfrowym formacie. Borykanie się z tego typu problemem przez tak wiele instytucji uwydatnia nisze na rynku sprzętów RTV (<text:span text:style-name="Domyślna_20_czcionka_20_akapitu"><text:span text:style-name="T5">ang. Radio and TeleVision</text:span></text:span>) zdolnych do realizacji tego typu zadania.</text:p>
      <text:p text:style-name="P1">Most tego typu charakteryzować powinien się następującymi cechami:</text:p>
      <text:list xml:id="list9171425473796567036" text:style-name="L1">
        <text:list-item>
          <text:list>
            <text:list-item>
              <text:p text:style-name="P21">zapewniać komunikacje z urządzeniem prezentującym dane przy pomocy interfejsu HDMI (<text:span text:style-name="Domyślna_20_czcionka_20_akapitu"><text:span text:style-name="T5">ang. High Definition Multimedia Interface</text:span></text:span>)</text:p>
            </text:list-item>
            <text:list-item>
              <text:p text:style-name="P21">umożliwiać bezprzewodową kontrolę prezentacji</text:p>
            </text:list-item>
            <text:list-item>
              <text:p text:style-name="P21">wspierać wiele platform sprzętowych pracujących pod kontrolą różnych systemów operacyjnych</text:p>
            </text:list-item>
          </text:list>
        </text:list-item>
      </text:list>
      <text:p text:style-name="P8"/>
      <text:p text:style-name="P1"><text:span text:style-name="Domyślna_20_czcionka_20_akapitu"><text:span text:style-name="T8">Celem pracy jest zbudowanie bezprzewodowego menadżera prezentacji. Urządzenie to powinno charakteryzować się małymi wymiarami, prostotą budowy </text:span></text:span><text:span text:style-name="Domyślna_20_czcionka_20_akapitu"><text:span text:style-name="T3">– od strony sprzętu</text:span></text:span><text:span text:style-name="Domyślna_20_czcionka_20_akapitu"><text:span text:style-name="T8"> oraz zapewnić możliwość bezprzewodowej kontroli z poziomu uprzednio przygotowanych aplikacji </text:span></text:span><text:span text:style-name="Domyślna_20_czcionka_20_akapitu"><text:span text:style-name="T3">pracujących pod kontrolą różnych systemów operacyjnych.</text:span></text:span></text:p>
      <text:p text:style-name="Text_20_body"><text:tab/></text:p>
      <text:p text:style-name="P1">Praca składa się z <text:span text:style-name="Domyślna_20_czcionka_20_akapitu"><text:span text:style-name="T3">N</text:span></text:span> rozdziałów przedstawiających charakterystykę porównawczą rozwiązań obecnie dostępnych na rynku jak również opis autorskiego rozwiązania <text:soft-page-break/>układowego. <text:span text:style-name="Domyślna_20_czcionka_20_akapitu"><text:span text:style-name="T3">Drugi rozdział zawiera ….</text:span></text:span></text:p>
      <text:h text:style-name="P19" text:outline-level="1">2. Dostępne rozwiązania komercyjne</text:h>
      <text:p text:style-name="Text_20_body"/>
      <text:p text:style-name="P2">Coraz dynamiczniejszy rozwój technologii spowodował, iż dostęp do urządzeń zdolnych prezentować dane, takich jak rzutniki multimedialne czy też ekrany wielkoformatowe, stał się na tyle popularny, że wygoda użytkowania stała się jednym z kryteriów doboru wyposażenia. Jednak przez wiele lat zapotrzebowanie rynku, na układy wspomagające prelegenta podczas prezentacji, spotykało się z brakiem zainteresowania. Jednymi z nielicznych firm zainteresowanych tematyką zdalnej kontroli prezentacji stały się firmy AWIND<text:span text:style-name="Odwołanie_20_przypisu_20_dolnego"><text:note text:id="ftn1" text:note-class="footnote"><text:note-citation>1</text:note-citation><text:note-body><text:p text:style-name="Footnote">http://www.awindinc.com/</text:p></text:note-body></text:note></text:span> oraz Intel<text:span text:style-name="Odwołanie_20_przypisu_20_dolnego"><text:note text:id="ftn2" text:note-class="footnote"><text:note-citation>2</text:note-citation><text:note-body><text:p text:style-name="Footnote">http://www.intel.pl/</text:p></text:note-body></text:note></text:span>. Prezentują one zupełnie odmienne koncepcje rozwiązania problemu bezprzewodowej kontroli prezentacji, przez co nie każde sprosta wymaganiom stawianym przez użytkownika.</text:p>
      <text:p text:style-name="P1"/>
      <text:h text:style-name="Heading_20_2" text:outline-level="2">2.1 wePresent</text:h>
      <text:p text:style-name="P4">Urządzenie wePresent firmy AWIND jest produktem pozwalającym na współdzielenie prezentacji w obrębie 64 niezależnych użytkowników. Ideą projektu jest prezentacja, na urządzeniu wyposażonym w wejściowy interfejs HDMI, treści przeglądanej na urządzeniu przenośnym.</text:p>
      <text:p text:style-name="P2">Po uruchomieniu menadżera prezentacji, rozpoczyna on pracę w trybie <text:s/>punktu wielodostępu (ang. <text:span text:style-name="Domyślna_20_czcionka_20_akapitu"><text:span text:style-name="T5">access point</text:span></text:span>) rozgłaszając swój identyfikator SSID (ang. <text:span text:style-name="Domyślna_20_czcionka_20_akapitu"><text:span text:style-name="T5">service set identifier</text:span></text:span>) w obrębie pasma ISM (ang. <text:span text:style-name="T5">Industrial, Scientific, Medical</text:span>) przeznaczonego dla lokalnych sieci Wi-Fi, zachęcając użytkownika do nawiązania połączenia. Komunikacja oraz wymiana danych między użytkownikiem a menadżerem prezentacji odbywa się w obrębie sieci lokalnej, zapewniając tym samym bezpieczeństwo transmitowanych danych. Dla zwiększenia bezpieczeństwa, sieć zaopatrzona została w dodatkowy protokół szyfrujący.</text:p>
      <text:p text:style-name="P2">Sterować menadżerem prezentacji w danym momencie może wyłącznie jedna osoba, pracująca w trybie <text:span text:style-name="Domyślna_20_czcionka_20_akapitu"><text:span text:style-name="T5">master</text:span></text:span>, pozostali użytkownicy, jak również ekran główny pracują w trybie <text:span text:style-name="Domyślna_20_czcionka_20_akapitu"><text:span text:style-name="T5">slave</text:span></text:span>. Rozwiązanie takie zapewnia kontrole nad prezentacją wyłącznie prelegentowi, jednak ten może nadać uprawnienia również innym uczestnikom prezentacji. Pod szeroko rozumianą nazwą użytkownika kryje się każde urządzenie pracujące w oparciu o system operacyjny Windows, OS X (dawniej Mac Os), iOS oraz Android wyposażone w interfejs sieci bezprzewodowej WiFi, pracującej w standardzie 802.11b/g/n oraz posiadające odpowiednie oprogramowanie firmy AWIND.</text:p>
      <text:p text:style-name="P1"><text:soft-page-break/>Poza podstawową funkcjonalnością jaką jest odtwarzanie prezentacji multimedialnych, wePresent oferuje również szereg dodatkowych opcji wspomagających prezentacje danych multimedialnych, takich jak kontrola przy pomocy dotyku, możliwość nanoszenia adnotacji na prezentowanych slajdach czy też funkcje białej tablicy (ang. <text:span text:style-name="Domyślna_20_czcionka_20_akapitu"><text:span text:style-name="T5">white board</text:span></text:span>), pozwalającej na korzystanie z ekranu jak tablicy multimedialnej.</text:p>
      <text:h text:style-name="Heading_20_2" text:outline-level="2">2.2 WiDi</text:h>
      <text:p text:style-name="P3">Standard WiDi (ang. <text:span text:style-name="Domyślna_20_czcionka_20_akapitu"><text:span text:style-name="T5">Intel Wireless Display</text:span></text:span>) wprowadzony został przez firmę Intel jako jedno z pierwszych kompaktowych rozwiązań pozwalających na przekazywanie obrazu wyświetlanego na ekranie urządzenia mobilnego do zdalnego ekranu. Przekazywanie obrazu ma miejsce w czasie rzeczywistym i osiąga maksymalną jakoś obrazu zgodną ze standardem <text:span text:style-name="Domyślna_20_czcionka_20_akapitu"><text:span text:style-name="T5">full HD</text:span></text:span>. Protokół komunikacyjny bazuje na sieci pracującej w standardzie 802.11[xxx]. Zastosowano w nim architekturę klient-serwer[<text:span text:style-name="T9">obrazek?</text:span>], w której to rolę klienta spełnia urządzenie przesyłające obraz a rolę serwera urządzenie wyświetlające. Zaletą utworzenia jednej pary komunikacyjnej jest brak możliwości ingerencji osób postronnych na wyświetlany obraz.</text:p>
      <text:p text:style-name="P3">Protokół ten wspierany jest wyłącznie przez urządzenia wyposażone w odpowiednie komponenty firmy Intel. Minimalny zestaw pozwalający na pracę w trybie klienta to komputer wyposażony w procesor nowej generacji z serii i3 lub wyższej, grafikę Intel HD Graphics oraz kartę sieciową Intel. Aby zapewnić poprawność komunikacji między klientem a serwerem, klient również musi spełniać standardy WiDi, co w konsekwencji niesie za sobą zastosowania specjalistycznych urządzeń prezentacyjnych bądź dołączenie rutera WiDi poprzez złącze HDMI do sterowanego ekranu. Po zainstalowaniu odpowiednich sterowników po stronie klienta, zdalny ekran wykrywany jest jako dodatkowy ekran pracujący w trybie duplikacji ekranu klienta. Niestety sterownik ten pracuje wyłącznie pod kontrolą systemu Windows 7 lub wyższej.</text:p>
      <text:p text:style-name="P5"/>
      <text:h text:style-name="P20" text:outline-level="2">2.3 Porównanie rozwiązań</text:h>
      <text:p text:style-name="P7">Przedstawione powyżej rozwiązania sprzętowo-programowe prezentują różne podejście do problematyki zdalnego zarządzania prezentowanej treści. Ze względu na odmienność koncepcji każde z rozwiązań charakteryzuje się innym stopniem skomplikowania instalacji systemu oraz komponentów koniecznych do jego poprawnej pracy. Porównanie przedstawionych rozwiązań prezentuje tabela 1. </text:p>
      <text:p text:style-name="P25"/>
      <text:p text:style-name="P26">Tabela 1. Porównanie AWIN wePresent z Intel WiDi</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header-rows>
          <table:table-row>
            <table:table-cell table:style-name="Tabela1.A1" office:value-type="string">
              <text:p text:style-name="P15"/>
            </table:table-cell>
            <table:table-cell table:style-name="Tabela1.B1" office:value-type="string">
              <text:p text:style-name="P16">System operacyjny</text:p>
            </table:table-cell>
            <table:table-cell table:style-name="Tabela1.B1" office:value-type="string">
              <text:p text:style-name="P16">Zewnętrzne wyposażenie</text:p>
            </table:table-cell>
            <table:table-cell table:style-name="Tabela1.B1" office:value-type="string">
              <text:p text:style-name="P16">Kanał komunikacyjny</text:p>
            </table:table-cell>
            <table:table-cell table:style-name="Tabela1.B1" office:value-type="string">
              <text:p text:style-name="P16">Dodatkowe możliwości</text:p>
            </table:table-cell>
            <table:table-cell table:style-name="Tabela1.F1" office:value-type="string">
              <text:p text:style-name="P17">Licencja</text:p>
            </table:table-cell>
          </table:table-row>
        </table:table-header-rows>
        <table:table-row>
          <table:table-cell table:style-name="Tabela1.B1" office:value-type="string">
            <text:p text:style-name="P14">wePresent</text:p>
          </table:table-cell>
          <table:table-cell table:style-name="Tabela1.B2" office:value-type="string">
            <text:p text:style-name="P9">Windows, Linux, OS X</text:p>
          </table:table-cell>
          <table:table-cell table:style-name="Tabela1.B2" office:value-type="string">
            <text:p text:style-name="P13">Tak</text:p>
          </table:table-cell>
          <table:table-cell table:style-name="Tabela1.B2" office:value-type="string">
            <text:p text:style-name="P9">802.11<text:span text:style-name="T10">b/g/n</text:span></text:p>
          </table:table-cell>
          <table:table-cell table:style-name="Tabela1.B2" office:value-type="string">
            <text:p text:style-name="P11">Przesyłanie plików</text:p>
          </table:table-cell>
          <table:table-cell table:style-name="Tabela1.F2" office:value-type="string">
            <text:p text:style-name="P12">Komercyjna</text:p>
          </table:table-cell>
        </table:table-row>
        <table:table-row>
          <table:table-cell table:style-name="Tabela1.B2" office:value-type="string">
            <text:p text:style-name="P14">WiDi</text:p>
          </table:table-cell>
          <table:table-cell table:style-name="Tabela1.B2" office:value-type="string">
            <text:p text:style-name="P9">Windows</text:p>
          </table:table-cell>
          <table:table-cell table:style-name="Tabela1.B2" office:value-type="string">
            <text:p text:style-name="P13">Nie wymagane</text:p>
          </table:table-cell>
          <table:table-cell table:style-name="Tabela1.B2" office:value-type="string">
            <text:p text:style-name="P10">802.11<text:span text:style-name="T10">b/g/n</text:span></text:p>
          </table:table-cell>
          <table:table-cell table:style-name="Tabela1.B2" office:value-type="string">
            <text:p text:style-name="P9">Brak</text:p>
          </table:table-cell>
          <table:table-cell table:style-name="Tabela1.F2" office:value-type="string">
            <text:p text:style-name="P12">Komercyjna, <text:span text:style-name="T11">Demonstracyjna</text:span></text:p>
          </table:table-cell>
        </table:table-row>
      </table:table>
      <text:p text:style-name="P6">Innowacyjność każdego z przedstawionych rozwiązań potwierdza, iż zapotrzebowanie rynku na podobnego typu rozwiązań wciąż istnieje, co sprawia że kolejne konstrukcje posiadające podobne funkcjonalności stają się obiektem zainteresowań coraz to szerszej grupy konsumentów. Zapotrzebowanie to sprawia, że każdy kolejny produkt tego rodzaju znajdzie dużą grupę użytkowników gotowych do wykorzystania go we własnych rozwiązaniach. Równie ważnym aspektem przedstawionych urządzeń jest forma ich licencjonowania, która w przypadku obu projektów jest zamknięta, co niesie za sobą brak możliwości ingerencji użytkownika w integralną strukturę rozwiązania, prowadząc do zmniejszenia zainteresowania społeczności akademickiej jak również zwolenników otwartego oprogramowania (ang. <text:span text:style-name="Domyślna_20_czcionka_20_akapitu"><text:span text:style-name="T4">Open Source Society</text:span></text:span>) a tym samym spadek popularności samego produktu. <text:s/></text:p>
      <text:p text:style-name="P6"/>
      <text:h text:style-name="P18" text:outline-level="1">3. Koncepcja budowy bezprzewodowego menadżera <text:tab/>prezentacji</text:h>
      <text:p text:style-name="P22"/>
      <text:p text:style-name="P23">Współczesny poziom rozwoju <text:span text:style-name="T1">technologicznego</text:span> pozwala <text:span text:style-name="T12">na wykorzystywanie zaawansowanych rozwiązań układowych nawet w najprostszych projektach urządzeń. Przykładem takich rozwiązań układowych są bardzo popularne w ostatnich czasach mikrokomputery jednoukładowe (ang. </text:span><text:span text:style-name="T6">Single-Board Microcomputers</text:span><text:span text:style-name="T12">), które dzięki relatywnie niskiej cenie a tym samym bardzo dużych możliwościch sprzętowych podbijają rynek systemów wbudowanych (ang. </text:span><text:span text:style-name="T6">embedded systems</text:span><text:span text:style-name="T13">). </text:span><text:span text:style-name="T14">Układy takie pozwalają na prace zarówno pod kontrolą systemu operacyjnego jak również w trybie </text:span><text:span text:style-name="T7">bare-metal</text:span><text:span text:style-name="T14">, polegającym na kontroli układów peryferyjnych z poziomi głównego programu. </text:span><text:span text:style-name="T15">W większości przypadków program pisany jest</text:span><text:span text:style-name="T14"> w języku wyższego poziomu jakim jest C/C++,</text:span><text:span text:style-name="T16"> który kolejno w procesie kompilacji zostaje przetłumaczony na język maszynowy.</text:span><text:span text:style-name="T14"> </text:span><text:span text:style-name="T16">Istnieją jednak p</text:span><text:span text:style-name="T15">rzypadk</text:span><text:span text:style-name="T16">i, w których determinizm czasowy odgrywa kluczową rolę działającego systemu, co prowadzi do konieczności </text:span><text:span text:style-name="T17">pisania</text:span><text:span text:style-name="T16"> kodu źródłowego </text:span><text:span text:style-name="T17">programu</text:span><text:span text:style-name="T16"> w niskopoziomowym języku Assembler, </text:span><text:span text:style-name="T17">w którym to jednemu poleceniu odpowiada jedna instrukcja maszynowa.</text:span></text:p>
      <text:p text:style-name="P24"><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snap-to-layout-grid="false"/>
      <style:text-properties fo:hyphenate="false"/>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hyphenation-ladder-count="no-limit" style:page-number="auto" style:vertical-align="auto"/>
      <style:text-properties fo:font-size="18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hyphenation-ladder-count="no-limit" fo:text-indent="0.499cm" style:auto-text-indent="false">
        <style:tab-stops/>
      </style:paragraph-properties>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List" style:default-outline-level="2" style:list-style-name="" style:class="extra">
      <style:paragraph-properties fo:margin-left="0cm" fo:margin-right="0cm" fo:margin-top="0.349cm" fo:margin-bottom="0.21cm" loext:contextual-spacing="false" fo:hyphenation-ladder-count="no-limit" fo:text-indent="1cm" style:auto-text-indent="false">
        <style:tab-stops>
          <style:tab-stop style:position="0cm"/>
        </style:tab-stops>
      </style:paragraph-properties>
      <style:text-properties fo:font-size="10pt" fo:font-weight="bold" style:font-size-asian="10pt" style:font-weight-asian="bold" fo:hyphenate="false"/>
    </style:style>
    <style:style style:name="Drawing" style:family="paragraph" style:parent-style-name="Caption" style:class="extra">
      <style:paragraph-properties fo:text-align="start" style:justify-single-word="false"/>
      <style:text-properties fo:font-style="normal"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myślna_20_czcionka_20_akapitu" style:display-name="Domyślna czcionka akapitu"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Odwołanie_20_przypisu_20_dolnego" style:display-name="Odwołanie przypisu dolnego" style:family="text" style:parent-style-name="Domyślna_20_czcionka_20_akapitu">
      <style:text-properties style:text-position="super 67%"/>
    </style:style>
    <style:style style:name="Standard_20_Znak" style:display-name="Standard Znak" style:family="text" style:parent-style-name="Domyślna_20_czcionka_20_akapitu"/>
    <style:style style:name="Quotations_20_Znak" style:display-name="Quotations Znak" style:family="text" style:parent-style-name="Standard_20_Znak"/>
    <style:style style:name="Tabela_20_Znak" style:display-name="Tabela Znak" style:family="text" style:parent-style-name="Quotations_20_Znak">
      <style:text-properties fo:font-size="10pt" fo:font-weight="bold" style:font-size-asian="10pt" style:font-weight-asian="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fo:background-color="transparent" style:dynamic-spacing="true" draw:fill="none" draw:fill-color="#5b9bd5"/>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creation-date>2015-11-16T22:10:00Z</meta:creation-date>
    <dc:date>2015-11-18T22:32:41.368000000</dc:date>
    <meta:editing-cycles>127</meta:editing-cycles>
    <meta:editing-duration>PT9H38M25S</meta:editing-duration>
    <meta:document-statistic meta:table-count="1" meta:image-count="0" meta:object-count="0" meta:page-count="5" meta:paragraph-count="44" meta:word-count="1129" meta:character-count="9130" meta:non-whitespace-character-count="8037"/>
    <meta:template xlink:type="simple" xlink:actuate="onRequest" xlink:title="" xlink:href="Normal.dotm"/>
  </office:meta>
</office:document-meta>
</file>